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officeooo:paragraph-rsid="0019b3c4"/>
    </style:style>
    <style:style style:name="P2" style:family="paragraph" style:parent-style-name="Text_20_body">
      <style:text-properties officeooo:paragraph-rsid="0019b3c4"/>
    </style:style>
    <style:style style:name="P3" style:family="paragraph" style:parent-style-name="Text_20_body">
      <style:text-properties officeooo:paragraph-rsid="001b3334"/>
    </style:style>
    <style:style style:name="P4" style:family="paragraph" style:parent-style-name="Листинг">
      <style:text-properties fo:language="en" fo:country="US" officeooo:paragraph-rsid="0019b3c4"/>
    </style:style>
    <style:style style:name="P5" style:family="paragraph" style:parent-style-name="Листинг">
      <style:text-properties officeooo:paragraph-rsid="0019b3c4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Операторы new и delete</text:h>
      <text:p text:style-name="P2">В языке С++ есть операторы new для выделения и delete для освобождения участка памяти.</text:p>
      <text:p text:style-name="P2">Для выделения памяти для хранения n элементов одного типа оператор new имеет вид [5]:</text:p>
      <text:p text:style-name="P5">x=new type [ n ] ;</text:p>
      <text:p text:style-name="P2">type – тип элементов, для которых выделяется участок памяти;</text:p>
      <text:p text:style-name="P2">n – количество элементов;</text:p>
      <text:p text:style-name="P2">x – указатель на тип данных type, в котором будет храниться адрес выделенного участка памяти.</text:p>
      <text:p text:style-name="P2">При выделении памяти для одного элемента оператор new имеет вид:</text:p>
      <text:p text:style-name="P5">x=new type;</text:p>
      <text:p text:style-name="P2">Например,</text:p>
      <text:p text:style-name="P5">float ∗x ; //Указатель на тип данных f l o a t .</text:p>
      <text:p text:style-name="P4">int n ;</text:p>
      <text:p text:style-name="P4">cin&gt;&gt;n ;</text:p>
      <text:p text:style-name="P5"><text:span text:style-name="Основной_20_шрифт_20_абзаца"><text:span text:style-name="T1">//</text:span></text:span>Ввод<text:span text:style-name="Основной_20_шрифт_20_абзаца"><text:span text:style-name="T1"> n</text:span></text:span></text:p>
      <text:p text:style-name="P5"><text:span text:style-name="Основной_20_шрифт_20_абзаца"><text:span text:style-name="T1">x=new float[n];</text:span></text:span></text:p>
      <text:p text:style-name="P5">//Выделение участка памяти для хранения n элементов типа</text:p>
      <text:p text:style-name="P5">// float. Адрес этого участка хранится</text:p>
      <text:p text:style-name="P5">//в переменной x; x+1, x+2, x+3 и т. д. — адреса //последующих элементов типа float.</text:p>
      <text:p text:style-name="P2">Освобождение выделенного с помощью new участка памяти осуществляется с помощью оператора delete следующей структуры:</text:p>
      <text:p text:style-name="P5">delete [] p;</text:p>
      <text:p text:style-name="P3">p – указатель (адрес участка памяти, ранее выделенного с помощью оператора new)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Листинг" style:family="paragraph" style:parent-style-name="Standard" style:next-style-name="Standard">
      <style:paragraph-properties fo:margin-left="1cm" fo:margin-right="0cm" fo:text-align="start" style:justify-single-word="false" fo:hyphenation-ladder-count="no-limit" fo:text-indent="0cm" style:auto-text-indent="false">
        <style:tab-stops>
          <style:tab-stop style:position="1cm"/>
          <style:tab-stop style:position="2cm"/>
        </style:tab-stops>
      </style:paragraph-properties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99cm" fo:margin-bottom="0.499cm" style:contextual-spacing="false" fo:hyphenation-ladder-count="no-limit"/>
      <style:text-properties style:font-name="Arial" fo:font-family="Arial" style:font-family-generic="swiss" style:font-pitch="variable" fo:font-size="14pt" fo:font-weight="bold" style:font-name-asian="Arial" style:font-family-asian="Arial" style:font-family-generic-asian="swiss" style:font-pitch-asian="variable" style:font-size-asian="14pt" style:font-weight-asian="bold" style:font-name-complex="Arial" style:font-family-complex="Arial" style:font-family-generic-complex="swiss" style:font-pitch-complex="variable" style:font-size-complex="14pt" style:font-weight-complex="bold" fo:hyphenate="false" loext:hyphenation-no-caps="false" loext:hyphenation-no-last-word="false" loext:hyphenation-word-char-count="no-limit" loext:hyphenation-zone="no-limit"/>
    </style:style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8T19:15:51.386855307</meta:creation-date>
    <dc:date>2022-10-18T19:16:39.973714319</dc:date>
    <meta:editing-duration>PT49S</meta:editing-duration>
    <meta:editing-cycles>2</meta:editing-cycles>
    <meta:generator>LibreOffice/7.4.2.3$Linux_X86_64 LibreOffice_project/40$Build-3</meta:generator>
    <meta:document-statistic meta:table-count="0" meta:image-count="0" meta:object-count="0" meta:page-count="1" meta:paragraph-count="21" meta:word-count="154" meta:character-count="945" meta:non-whitespace-character-count="807"/>
  </office:meta>
</office:document-meta>
</file>